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01:16:1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by <text:span text:style-name="T1">foreach</text:span> but not with <text:span text:style-name="T1">for</text:span>?</text:p>
        </text:list-item>
        <text:list-item>
          <text:p text:style-name="P20">Can you think of any loops that can be implemented by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5:16:29Z</meta:creation-date>
    <dc:date>2021-06-24T05:16:29Z</dc:date>
    <meta:user-defined meta:name="date" meta:value-type="string">June  24, 2021 (01:16:1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